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frac>
              <mn>1</mn>
              <mrow>
                <mo stretchy="false">σ</mo>
                <msqrt>
                  <mrow>
                    <mn>2</mn>
                    <mo stretchy="false">π</mo>
                  </mrow>
                </msqrt>
              </mrow>
            </mfrac>
            <msup>
              <mi>e</mi>
              <mrow>
                <mrow>
                  <mo stretchy="false">−</mo>
                  <mn>0.5</mn>
                </mrow>
                <msup>
                  <mfenced open="(" close=")">
                    <mfrac>
                      <mrow>
                        <mi>x</mi>
                        <mo stretchy="false">−</mo>
                        <mo stretchy="false">μ</mo>
                      </mrow>
                      <mo stretchy="false">σ</mo>
                    </mfrac>
                  </mfenced>
                  <mn>2</mn>
                </msup>
              </mrow>
            </msup>
          </mrow>
        </mtd>
      </mtr>
      <mtr>
        <mtd>
          <mrow>
            <mfrac>
              <mn>1</mn>
              <msqrt>
                <mrow>
                  <mn>2</mn>
                  <mo stretchy="false">π</mo>
                </mrow>
              </msqrt>
            </mfrac>
            <msup>
              <mi>e</mi>
              <mrow>
                <mrow>
                  <mo stretchy="false">−</mo>
                  <mn>0.5</mn>
                </mrow>
                <msup>
                  <mfenced open="(" close=")">
                    <mi>x</mi>
                  </mfenced>
                  <mn>2</mn>
                </msup>
              </mrow>
            </msup>
          </mrow>
        </mtd>
      </mtr>
      <mtr>
        <mtd>
          <mrow>
            <mrow>
              <mn>0.7994</mn>
              <mo stretchy="false">=</mo>
              <mfrac>
                <mn>1</mn>
                <msqrt>
                  <mrow>
                    <mn>2</mn>
                    <mo stretchy="false">π</mo>
                  </mrow>
                </msqrt>
              </mfrac>
            </mrow>
            <mrow>
              <munderover>
                <mo stretchy="false">∫</mo>
                <mi>c</mi>
                <mn>0.89</mn>
              </munderover>
              <mrow>
                <msup>
                  <mi>e</mi>
                  <mrow>
                    <mrow>
                      <mo stretchy="false">−</mo>
                      <mn>0.5</mn>
                    </mrow>
                    <msup>
                      <mi>x</mi>
                      <mn>2</mn>
                    </msup>
                  </mrow>
                </msup>
                <mi mathvariant="italic">dx</mi>
              </mrow>
            </mrow>
          </mrow>
        </mtd>
      </mtr>
      <mtr>
        <mtd>
          <mrow>
            <mrow>
              <mi>u</mi>
              <mo stretchy="false">=</mo>
              <mn>0.5</mn>
            </mrow>
            <msup>
              <mi>x</mi>
              <mn>2</mn>
            </msup>
            <mi>;</mi>
            <mrow>
              <mi>x</mi>
              <mo stretchy="false">=</mo>
              <msqrt>
                <mrow>
                  <mn>2</mn>
                  <mi>u</mi>
                </mrow>
              </msqrt>
            </mrow>
          </mrow>
        </mtd>
      </mtr>
      <mtr>
        <mtd>
          <mrow>
            <mrow>
              <mfrac>
                <mrow>
                  <mi>d</mi>
                  <mrow>
                    <mo stretchy="false">[</mo>
                    <mrow>
                      <mn>0.5</mn>
                      <msup>
                        <mi>x</mi>
                        <mn>2</mn>
                      </msup>
                    </mrow>
                    <mo stretchy="false">]</mo>
                  </mrow>
                </mrow>
                <mi mathvariant="italic">dx</mi>
              </mfrac>
              <mo stretchy="false">=</mo>
              <mfrac>
                <mi mathvariant="italic">du</mi>
                <mi mathvariant="italic">dx</mi>
              </mfrac>
            </mrow>
            <mi>;</mi>
            <mrow>
              <mfrac>
                <mrow>
                  <mi>d</mi>
                  <mrow>
                    <mo stretchy="false">[</mo>
                    <msqrt>
                      <mrow>
                        <mn>2</mn>
                        <mi>u</mi>
                      </mrow>
                    </msqrt>
                    <mo stretchy="false">]</mo>
                  </mrow>
                </mrow>
                <mi mathvariant="italic">dx</mi>
              </mfrac>
              <mo stretchy="false">=</mo>
              <mfrac>
                <mi mathvariant="italic">dx</mi>
                <mi mathvariant="italic">dx</mi>
              </mfrac>
            </mrow>
          </mrow>
        </mtd>
      </mtr>
      <mtr>
        <mtd>
          <mrow>
            <mrow>
              <mn>0.7994</mn>
              <mo stretchy="false">=</mo>
              <mfrac>
                <mn>1</mn>
                <msqrt>
                  <mrow>
                    <mn>2</mn>
                    <mo stretchy="false">π</mo>
                  </mrow>
                </msqrt>
              </mfrac>
            </mrow>
            <mrow>
              <mrow>
                <munderover>
                  <mo stretchy="false">∫</mo>
                  <mi>c</mi>
                  <mn>0.89</mn>
                </munderover>
                <mrow>
                  <msup>
                    <mi>e</mi>
                    <mrow>
                      <mrow>
                        <mo stretchy="false">−</mo>
                        <mn>0.5</mn>
                      </mrow>
                      <msup>
                        <mi>x</mi>
                        <mn>2</mn>
                      </msup>
                    </mrow>
                  </msup>
                  <mi mathvariant="italic">dx</mi>
                </mrow>
              </mrow>
              <mo stretchy="false">=</mo>
              <mo stretchy="false">Φ</mo>
            </mrow>
            <mrow>
              <mrow>
                <mo stretchy="false">(</mo>
                <mn>0.89</mn>
                <mo stretchy="false">)</mo>
              </mrow>
              <mo stretchy="false">−</mo>
              <mo stretchy="false">Φ</mo>
            </mrow>
            <mrow>
              <mrow>
                <mo stretchy="false">(</mo>
                <mi>c</mi>
                <mo stretchy="false">)</mo>
              </mrow>
              <mo stretchy="false">=</mo>
              <mn>0.5</mn>
            </mrow>
            <mrow>
              <mfenced open="(" close=")">
                <mrow>
                  <mrow>
                    <mn>1</mn>
                    <mo stretchy="false">+</mo>
                    <mi mathvariant="italic">erf</mi>
                  </mrow>
                  <mfrac>
                    <mfenced open="(" close=")">
                      <mn>0.89</mn>
                    </mfenced>
                    <msqrt>
                      <mn>2</mn>
                    </msqrt>
                  </mfrac>
                </mrow>
              </mfenced>
              <mo stretchy="false">−</mo>
              <mn>0.5</mn>
            </mrow>
            <mfenced open="(" close=")">
              <mrow>
                <mrow>
                  <mn>1</mn>
                  <mo stretchy="false">+</mo>
                  <mi mathvariant="italic">erf</mi>
                </mrow>
                <mfenced open="(" close=")">
                  <mfrac>
                    <mi>c</mi>
                    <msqrt>
                      <mn>2</mn>
                    </msqrt>
                  </mfrac>
                </mfenced>
              </mrow>
            </mfenced>
          </mrow>
        </mtd>
      </mtr>
      <mtr>
        <mtd>
          <mrow>
            <mrow>
              <mn>1.5988</mn>
              <mo stretchy="false">=</mo>
              <mi mathvariant="italic">erf</mi>
            </mrow>
            <mrow>
              <mfenced open="(" close=")">
                <mfrac>
                  <mn>0.89</mn>
                  <msqrt>
                    <mn>2</mn>
                  </msqrt>
                </mfrac>
              </mfenced>
              <mo stretchy="false">−</mo>
              <mi mathvariant="italic">erf</mi>
            </mrow>
            <mfenced open="(" close=")">
              <mfrac>
                <mi>c</mi>
                <msqrt>
                  <mn>2</mn>
                </msqrt>
              </mfrac>
            </mfenced>
          </mrow>
        </mtd>
      </mtr>
    </mtable>
    <annotation encoding="StarMath 5.0">1 over {
	%sigma sqrt {
		2%pi
	}
} e^ {
	-0.5 left(
		{
			x-%mu
		} over {
			%sigma
		}
	right)^2
}
newline
1 over {
	sqrt {
		2%pi
	}
} e^ {
	-0.5 left(
		x
	right)^2
}
newline
0.7994=1 over {
	sqrt {
		2%pi
	}
} int from c to 0.89 {
	e^ {
		-0.5 x^2
	} dx
}
newline
u=0.5 x^2; x=sqrt {
	2 u
}
newline
{
	d [
		0.5 x^2
	]
} over {
	dx
} = {du} over {dx};
{
	d [
		sqrt {
			2 u
		}
	]
} over {
	dx
} = {dx} over {dx}
newline
0.7994=1 over {
	sqrt {
		2%pi
	}
} int from c to 0.89 {
	e^ {
		-0.5 x^2
	} dx
} = %PHI (0.89) - %PHI(c)=0.5 left(1+erf left(0.89 right) over sqrt 2 right)-0.5 left(1+erf left(c over sqrt 2 right) right)
newline
1.5988 = erf left(0.89 over sqrt 2 right) -erf left(c over sqrt 2 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3-01-10T13:16:55</meta:creation-date>
    <meta:generator>OpenOffice.org/3.3$Unix OpenOffice.org_project/330m20$Build-9567</meta:generator>
  </office:meta>
</office:document-meta>
</file>